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A000000FAB32A83213EB413C5.png" manifest:media-type="image/png"/>
  <manifest:file-entry manifest:full-path="Pictures/10000201000001F4000001F4D52A5BF1659EA1FE.png" manifest:media-type="image/png"/>
  <manifest:file-entry manifest:full-path="Pictures/1000020100000275000001537D81A53EA7048CF1.png" manifest:media-type="image/png"/>
  <manifest:file-entry manifest:full-path="Pictures/10000201000004B0000003C07E1193971559F131.png" manifest:media-type="image/png"/>
  <manifest:file-entry manifest:full-path="Pictures/100002010000022E0000017DFEF8A35616A7A522.png" manifest:media-type="image/png"/>
  <manifest:file-entry manifest:full-path="Pictures/100002010000020000000200AA02E6A229514FA9.png" manifest:media-type="image/png"/>
  <manifest:file-entry manifest:full-path="Pictures/1000020100000285000002C3B463B973B9C077FD.png" manifest:media-type="image/png"/>
  <manifest:file-entry manifest:full-path="Pictures/1000020100000320000003204C4F2EAA0056D0A3.png" manifest:media-type="image/png"/>
  <manifest:file-entry manifest:full-path="Pictures/10000201000001360000015F85FFBA12468891EA.png" manifest:media-type="image/png"/>
  <manifest:file-entry manifest:full-path="Pictures/10000201000002000000020035F4F22FB6F575BE.png" manifest:media-type="image/png"/>
  <manifest:file-entry manifest:full-path="Pictures/100002010000020000000200EF33C8C01DFF6A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draw:marker-start="Arrow" draw:marker-start-width="0.538cm" draw:marker-end="Arrow" draw:marker-end-width="0.538cm" draw:textarea-horizontal-align="center" draw:textarea-vertical-align="middle" fo:padding-top="0.204cm" fo:padding-bottom="0.204cm" fo:padding-left="0.329cm" fo:padding-right="0.329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895cm, 0cm, 2.652cm)" draw:image-opacity="100%" style:mirror="none"/>
    </style:style>
    <style:style style:name="gr4" style:family="graphic" style:parent-style-name="standard">
      <style:graphic-properties svg:stroke-width="0.081cm" svg:stroke-color="#0000ff" draw:marker-start="Arrow" draw:marker-start-width="0.421cm" draw:marker-end="Arrow" draw:marker-end-width="0.421cm" draw:textarea-horizontal-align="center" draw:textarea-vertical-align="middle" fo:padding-top="0.165cm" fo:padding-bottom="0.165cm" fo:padding-left="0.29cm" fo:padding-right="0.29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83cm, 3.249cm, 3.063cm, 5.094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51cm, 21.997cm, 15.979cm, 5.173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466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1.43cm" svg:height="7.804cm" svg:x="3.165cm" svg:y="12.487cm">
          <draw:image xlink:href="Pictures/100002010000022E0000017DFEF8A35616A7A522.png" xlink:type="simple" xlink:show="embed" xlink:actuate="onLoad">
            <text:p/>
          </draw:image>
        </draw:frame>
        <draw:line draw:style-name="gr2" draw:text-style-name="P2" draw:layer="layout" svg:x1="13.335cm" svg:y1="18.398cm" svg:x2="15.79cm" svg:y2="18.398cm">
          <text:p/>
        </draw:line>
        <draw:frame draw:style-name="gr1" draw:text-style-name="P1" draw:layer="layout" svg:width="3.905cm" svg:height="1.981cm" draw:transform="rotate (-1.5707963267949) translate (14.432cm 10.518cm)">
          <draw:image xlink:href="Pictures/1000020100000275000001537D81A53EA7048CF1.png" xlink:type="simple" xlink:show="embed" xlink:actuate="onLoad">
            <text:p/>
          </draw:image>
        </draw:frame>
        <draw:line draw:style-name="gr2" draw:text-style-name="P2" draw:layer="layout" svg:x1="13.34cm" svg:y1="15.993cm" svg:x2="13.535cm" svg:y2="14.218cm">
          <text:p/>
        </draw:line>
        <draw:frame draw:style-name="gr1" draw:text-style-name="P1" draw:layer="layout" svg:width="1.423cm" svg:height="1.56cm" draw:transform="rotate (-1.5707963267949) translate (22.146cm 17.632cm)">
          <draw:image xlink:href="Pictures/1000020100000285000002C3B463B973B9C077FD.png" xlink:type="simple" xlink:show="embed" xlink:actuate="onLoad">
            <text:p/>
          </draw:image>
        </draw:frame>
        <draw:frame draw:style-name="gr3" draw:text-style-name="P1" draw:layer="layout" svg:width="2.999cm" svg:height="5.08cm" draw:transform="rotate (-1.5707963267949) translate (20.655cm 16.918cm)">
          <draw:image xlink:href="Pictures/100002010000020000000200AA02E6A229514FA9.png" xlink:type="simple" xlink:show="embed" xlink:actuate="onLoad">
            <text:p/>
          </draw:image>
        </draw:frame>
        <draw:frame draw:style-name="gr1" draw:text-style-name="P1" draw:layer="layout" svg:width="3.925cm" svg:height="4.445cm" svg:x="23.35cm" svg:y="15.846cm">
          <draw:image xlink:href="Pictures/10000201000001360000015F85FFBA12468891EA.png" xlink:type="simple" xlink:show="embed" xlink:actuate="onLoad">
            <text:p/>
          </draw:image>
        </draw:frame>
        <draw:line draw:style-name="gr4" draw:text-style-name="P2" draw:layer="layout" svg:x1="22.005cm" svg:y1="18.298cm" svg:x2="23.505cm" svg:y2="18.298cm">
          <text:p/>
        </draw:line>
        <draw:frame draw:style-name="gr1" draw:text-style-name="P1" draw:layer="layout" svg:width="3.81cm" svg:height="3.81cm" svg:x="0.285cm" svg:y="17.128cm">
          <draw:image xlink:href="Pictures/100002010000020000000200EF33C8C01DFF6AD5.png" xlink:type="simple" xlink:show="embed" xlink:actuate="onLoad">
            <text:p/>
          </draw:image>
        </draw:frame>
        <draw:frame draw:style-name="gr5" draw:text-style-name="P1" draw:layer="layout" svg:width="6.711cm" svg:height="7.599cm" svg:x="20.435cm" svg:y="3.619cm">
          <draw:image xlink:href="Pictures/1000020100000320000003204C4F2EAA0056D0A3.png" xlink:type="simple" xlink:show="embed" xlink:actuate="onLoad">
            <text:p/>
          </draw:image>
        </draw:frame>
        <draw:line draw:style-name="gr4" draw:text-style-name="P2" draw:layer="layout" svg:x1="20.335cm" svg:y1="17.018cm" svg:x2="24.235cm" svg:y2="8.218cm">
          <text:p/>
        </draw:line>
        <draw:frame draw:style-name="gr1" draw:text-style-name="P1" draw:layer="layout" svg:width="3.158cm" svg:height="3.158cm" svg:x="20.377cm" svg:y="11.618cm">
          <draw:image xlink:href="Pictures/10000201000002000000020035F4F22FB6F575BE.png" xlink:type="simple" xlink:show="embed" xlink:actuate="onLoad">
            <text:p/>
          </draw:image>
        </draw:frame>
        <draw:frame draw:style-name="gr6" draw:text-style-name="P1" draw:layer="layout" svg:width="3.599cm" svg:height="4.299cm" svg:x="0.836cm" svg:y="1.318cm">
          <draw:image xlink:href="Pictures/10000201000004B0000003C07E1193971559F131.png" xlink:type="simple" xlink:show="embed" xlink:actuate="onLoad">
            <text:p/>
          </draw:image>
        </draw:frame>
        <draw:frame draw:style-name="gr1" draw:text-style-name="P1" draw:layer="layout" svg:width="2.2cm" svg:height="1.116cm" draw:transform="rotate (1.5707963267949) translate (1.718cm 3.917cm)">
          <draw:image xlink:href="Pictures/1000020100000275000001537D81A53EA7048CF1.png" xlink:type="simple" xlink:show="embed" xlink:actuate="onLoad">
            <text:p/>
          </draw:image>
        </draw:frame>
        <draw:frame draw:style-name="gr1" draw:text-style-name="P1" draw:layer="layout" svg:width="5.5cm" svg:height="5.5cm" svg:x="6.035cm" svg:y="0.718cm">
          <draw:image xlink:href="Pictures/10000201000001F4000001F4D52A5BF1659EA1FE.png" xlink:type="simple" xlink:show="embed" xlink:actuate="onLoad">
            <text:p/>
          </draw:image>
        </draw:frame>
        <draw:frame draw:style-name="gr1" draw:text-style-name="P1" draw:layer="layout" svg:width="2.2cm" svg:height="1.116cm" draw:transform="rotate (-3.14159265358979) translate (9.735cm 6.618cm)">
          <draw:image xlink:href="Pictures/1000020100000275000001537D81A53EA7048CF1.png" xlink:type="simple" xlink:show="embed" xlink:actuate="onLoad">
            <text:p/>
          </draw:image>
        </draw:frame>
        <draw:frame draw:style-name="gr7" draw:text-style-name="P1" draw:layer="layout" svg:width="1.423cm" svg:height="1.354cm" svg:x="12.77cm" svg:y="9.263cm">
          <draw:image xlink:href="Pictures/1000020100000285000002C3B463B973B9C077FD.png" xlink:type="simple" xlink:show="embed" xlink:actuate="onLoad">
            <text:p/>
          </draw:image>
        </draw:frame>
        <draw:frame draw:style-name="gr7" draw:text-style-name="P1" draw:layer="layout" svg:width="1.423cm" svg:height="1.354cm" draw:transform="rotate (-1.5707963267949) translate (11.089cm 5.418cm)">
          <draw:image xlink:href="Pictures/1000020100000285000002C3B463B973B9C077FD.png" xlink:type="simple" xlink:show="embed" xlink:actuate="onLoad">
            <text:p/>
          </draw:image>
        </draw:frame>
        <draw:frame draw:style-name="gr7" draw:text-style-name="P1" draw:layer="layout" svg:width="1.423cm" svg:height="1.354cm" draw:transform="rotate (-3.14159265358979) translate (2.958cm 5.218cm)">
          <draw:image xlink:href="Pictures/1000020100000285000002C3B463B973B9C077FD.png" xlink:type="simple" xlink:show="embed" xlink:actuate="onLoad">
            <text:p/>
          </draw:image>
        </draw:frame>
        <draw:frame draw:style-name="gr8" draw:text-style-name="P2" draw:layer="layout" svg:width="6.614cm" svg:height="6.614cm" svg:x="12.735cm" svg:y="0.404cm">
          <draw:image xlink:href="Pictures/10000201000000FA000000FAB32A83213EB413C5.png" xlink:type="simple" xlink:show="embed" xlink:actuate="onLoad">
            <text:p/>
          </draw:image>
        </draw:frame>
        <draw:frame draw:style-name="gr1" draw:text-style-name="P1" draw:layer="layout" svg:width="2.2cm" svg:height="1.116cm" draw:transform="rotate (1.5707963267949) translate (15.718cm 4.217cm)">
          <draw:image xlink:href="Pictures/1000020100000275000001537D81A53EA7048CF1.png" xlink:type="simple" xlink:show="embed" xlink:actuate="onLoad">
            <text:p/>
          </draw:image>
        </draw:frame>
        <draw:frame draw:style-name="gr7" draw:text-style-name="P1" draw:layer="layout" svg:width="1.423cm" svg:height="1.354cm" draw:transform="rotate (-3.14159265358979) translate (16.958cm 5.419cm)">
          <draw:image xlink:href="Pictures/1000020100000285000002C3B463B973B9C077FD.png" xlink:type="simple" xlink:show="embed" xlink:actuate="onLoad">
            <text:p/>
          </draw:image>
        </draw:frame>
        <draw:frame draw:style-name="gr9" draw:text-style-name="P4" draw:layer="layout" svg:width="4.985cm" svg:height="2.063cm" svg:x="21.335cm" svg:y="0.636cm">
          <draw:text-box>
            <text:p text:style-name="P3"><text:span text:style-name="T1">EliteMilou </text:span><text:span text:style-name="T1">V0.5</text:span></text:p>
            <text:p text:style-name="P3"><text:span text:style-name="T1">10 Oct 20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none" style:country-asian="none" style:font-name-complex="DejaVu 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8cm" fo:margin-bottom="1.299cm" fo:margin-left="0.635cm" fo:margin-right="0.66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Linux_X86_64 LibreOffice_project/30$Build-1</meta:generator>
    <meta:initial-creator>Scott Templer</meta:initial-creator>
    <meta:creation-date>2006-05-16T10:30:06</meta:creation-date>
    <dc:language>en-US</dc:language>
    <meta:editing-cycles>10</meta:editing-cycles>
    <meta:editing-duration>PT31M23S</meta:editing-duration>
    <dc:date>2017-10-10T22:49:46.567526737</dc:date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